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8">
      <style:table-cell-properties fo:border="none"/>
    </style:style>
    <style:style style:name="ce18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12"/>
        <table:table-column table:style-name="co1" table:number-columns-repeated="6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BOM Maker's Friend MF05 3D-Printer, UniProKit UPKlib V2.06</text:p>
          </table:table-cell>
          <table:table-cell table:number-columns-repeated="10"/>
        </table:table-row>
        <table:table-row table:style-name="ro1" table:number-rows-repeated="3">
          <table:table-cell table:style-name="ce1"/>
          <table:table-cell table:number-columns-repeated="10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9" table:number-columns-repeated="2"/>
          <table:table-cell table:style-name="ce9" office:value-type="string" calcext:value-type="string">
            <text:p>PartNo.</text:p>
          </table:table-cell>
          <table:table-cell table:style-name="ce13"/>
          <table:table-cell table:style-name="ce9" office:value-type="string" calcext:value-type="string">
            <text:p>Description</text:p>
          </table:table-cell>
          <table:table-cell table:style-name="ce9" table:number-columns-repeated="3"/>
          <table:table-cell table:style-name="ce13" office:value-type="string" calcext:value-type="string">
            <text:p>Pos</text:p>
          </table:table-cell>
          <table:table-cell table:style-name="ce19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style-name="ce10" table:number-columns-repeated="8"/>
          <table:table-cell table:style-name="ce14"/>
          <table:table-cell table:style-name="ce20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style-name="ce10" table:number-columns-repeated="3"/>
          <table:table-cell table:style-name="ce9"/>
          <table:table-cell table:style-name="ce10" table:number-columns-repeated="4"/>
          <table:table-cell table:style-name="ce14"/>
          <table:table-cell table:style-name="ce20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style-name="ce10" table:number-columns-repeated="2"/>
          <table:table-cell table:style-name="ce11" office:value-type="float" office:value="17092218" calcext:value-type="float">
            <text:p>17092218</text:p>
          </table:table-cell>
          <table:table-cell table:style-name="ce14" office:value-type="float" office:value="2" calcext:value-type="float">
            <text:p>2</text:p>
          </table:table-cell>
          <table:table-cell table:style-name="ce10" office:value-type="string" calcext:value-type="string">
            <text:p>T-Slot Con, 320x20x20mm</text:p>
          </table:table-cell>
          <table:table-cell table:style-name="ce10" table:number-columns-repeated="3"/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ML</text:p>
          </table:table-cell>
        </table:table-row>
        <table:table-row table:style-name="ro1">
          <table:table-cell table:style-name="ce4" office:value-type="string" calcext:value-type="string">
            <text:p>Tslot40</text:p>
          </table:table-cell>
          <table:table-cell table:style-name="ce10" table:number-columns-repeated="2"/>
          <table:table-cell table:style-name="ce10" office:value-type="float" office:value="17092208" calcext:value-type="float">
            <text:p>17092208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T-Slot Nut 6, 400x20x20mm</text:p>
          </table:table-cell>
          <table:table-cell table:style-name="ce10" table:number-columns-repeated="3"/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>
            <text:p>ML</text:p>
          </table:table-cell>
        </table:table-row>
        <table:table-row table:style-name="ro1">
          <table:table-cell table:style-name="ce4" office:value-type="string" calcext:value-type="string">
            <text:p>Tslot24con</text:p>
          </table:table-cell>
          <table:table-cell table:style-name="ce10" table:number-columns-repeated="2"/>
          <table:table-cell table:style-name="ce10" office:value-type="float" office:value="17092217" calcext:value-type="float">
            <text:p>17092217</text:p>
          </table:table-cell>
          <table:table-cell table:style-name="ce14" office:value-type="float" office:value="2" calcext:value-type="float">
            <text:p>2</text:p>
          </table:table-cell>
          <table:table-cell table:style-name="ce10" office:value-type="string" calcext:value-type="string">
            <text:p>T-Slot Con, 240x20x20mm</text:p>
          </table:table-cell>
          <table:table-cell table:style-name="ce10" table:number-columns-repeated="3"/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M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slot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ramepart for tensio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tance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8c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ist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frame-beam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slot40con_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mepart y-dir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8con_dou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ramepart x-direction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>
            <text:p>m6x8</text:p>
          </table:table-cell>
          <table:table-cell table:style-name="ce5" table:number-columns-repeated="3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Screws for display- and spool-holder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6washer</text:p>
          </table:table-cell>
          <table:table-cell table:style-name="ce5" table:number-columns-repeated="3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Washer for display- and spool-holder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M6x8</text:p>
          </table:table-cell>
          <table:table-cell table:style-name="ce5" table:number-columns-repeated="3"/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Screws for Endcaps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m6nutplate</text:p>
          </table:table-cell>
          <table:table-cell table:style-name="ce5" table:number-columns-repeated="3"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Nutplates for Spool- and Display-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unt holder and endc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tslot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ount lc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holder and tslot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ndc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ount holder and Lc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unt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or angl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angl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for coupling-5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ount stepp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z-bott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ount tslo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z-bott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endc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ndcap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onnect flatplat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connect flatplat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nnect z-frame with y-bas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onnect flatplat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nnect flatplat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nnect z-frame with y-bas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ount bedmount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ount bedmount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ount bedmount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flatplate and endcaps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flatplat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onnects tslot40con16.5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crew for endcap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ount Powersupply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2.5x12w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2.5 x 12 woodscrew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lifting y-switchholder a bit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z-floating-bearing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z-floating-bearing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ra-connector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ra-connector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ount belt on carriag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belt on carriag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ount carriage-flatplates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interconnect carriage-flatplates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something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holder to fram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holder to fram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ount sk8 to fram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ount sk8 to fram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t foot to fram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ra-connector to tslot4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ra-connector to frame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mount ra-connector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onnect frameparts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preparation</text:p>
          </table:table-cell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 table:number-rows-repeated="15">
          <table:table-cell table:number-columns-repeated="6"/>
          <table:table-cell table:style-name="ce18"/>
          <table:table-cell table:style-name="ce1"/>
          <table:table-cell table:style-name="ce5" table:number-columns-repeated="2"/>
          <table:table-cell/>
        </table:table-row>
        <table:table-row table:style-name="ro1" table:number-rows-repeated="5">
          <table:table-cell table:style-name="ce1" table:number-columns-repeated="4"/>
          <table:table-cell table:style-name="ce16"/>
          <table:table-cell table:style-name="ce18" table:number-columns-repeated="2"/>
          <table:table-cell table:style-name="ce1"/>
          <table:table-cell table:style-name="ce5" table:number-columns-repeated="2"/>
          <table:table-cell/>
        </table:table-row>
        <table:table-row table:style-name="ro1">
          <table:table-cell table:style-name="ce1" office:value-type="string" calcext:value-type="string">
            <text:p>Accessoriess</text:p>
          </table:table-cell>
          <table:table-cell table:style-name="ce5" table:number-columns-repeated="3"/>
          <table:table-cell table:style-name="ce15"/>
          <table:table-cell table:style-name="ce17" table:number-columns-repeated="2"/>
          <table:table-cell table:style-name="ce5" table:number-columns-repeated="3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16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table:style-name="ce6" office:value-type="string" calcext:value-type="string">
            <text:p>PLA-Sample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tück Filament zum testen</text:p>
          </table:table-cell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table:style-name="ce5" office:value-type="string" calcext:value-type="string">
            <text:p>LCD-Display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LCD-Display im Metall-Gehäuse</text:p>
          </table:table-cell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table:style-name="ce5" office:value-type="string" calcext:value-type="string">
            <text:p>Cable_220v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230V-AC Netzkabel</text:p>
          </table:table-cell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table:style-name="ce5" office:value-type="string" calcext:value-type="string">
            <text:p>spool-holder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Filament Spooler</text:p>
          </table:table-cell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table:style-name="ce5" office:value-type="string" calcext:value-type="string">
            <text:p>display-holder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Holder for LCD-Display</text:p>
          </table:table-cell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table:style-name="ce5" table:number-columns-repeated="4"/>
          <table:table-cell table:style-name="ce15"/>
          <table:table-cell table:style-name="ce5"/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table:style-name="ce5" office:value-type="string" calcext:value-type="string">
            <text:p>Mount LCD-Display and Spool Holder and plugin cable_220v for powersupply. Then load filament-sample.</text:p>
          </table:table-cell>
          <table:table-cell table:style-name="ce5" table:number-columns-repeated="3"/>
          <table:table-cell table:style-name="ce15"/>
          <table:table-cell table:style-name="ce5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ultrabase3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reality Ultrabase glasplate, 310x310mm</text:p>
          </table:table-cell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heatbed-clips-smal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lips for mounting glasplate on heatbed</text:p>
          </table:table-cell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glasplate3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asplate 300x300mm</text:p>
          </table:table-cell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table:number-columns-repeated="8"/>
          <table:table-cell table:style-name="ce5" table:number-columns-repeated="2"/>
          <table:table-cell/>
        </table:table-row>
        <table:table-row table:style-name="ro1">
          <table:table-cell table:style-name="ce6" office:value-type="string" calcext:value-type="string">
            <text:p>Mount glasplate or ultrabase on heatbed with headbed-clips-small</text:p>
          </table:table-cell>
          <table:table-cell table:style-name="ce5" table:number-columns-repeated="3"/>
          <table:table-cell table:style-name="ce15"/>
          <table:table-cell table:style-name="ce17" table:number-columns-repeated="2"/>
          <table:table-cell table:style-name="ce5" table:number-columns-repeated="3"/>
          <table:table-cell/>
        </table:table-row>
        <table:table-row table:style-name="ro1">
          <table:table-cell table:style-name="ce6"/>
          <table:table-cell table:style-name="ce5" table:number-columns-repeated="3"/>
          <table:table-cell table:style-name="ce15"/>
          <table:table-cell table:style-name="ce17" table:number-columns-repeated="2"/>
          <table:table-cell table:style-name="ce5" table:number-columns-repeated="3"/>
          <table:table-cell/>
        </table:table-row>
        <table:table-row table:style-name="ro1">
          <table:table-cell table:style-name="ce1"/>
          <table:table-cell table:style-name="ce5" table:number-columns-repeated="3"/>
          <table:table-cell table:style-name="ce15"/>
          <table:table-cell table:style-name="ce17" table:number-columns-repeated="2"/>
          <table:table-cell table:style-name="ce5" table:number-columns-repeated="3"/>
          <table:table-cell/>
        </table:table-row>
        <table:table-row table:style-name="ro1">
          <table:table-cell table:style-name="ce6" office:value-type="string" calcext:value-type="string">
            <text:p>endcap1e</text:p>
          </table:table-cell>
          <table:table-cell table:style-name="ce5" table:number-columns-repeated="3"/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Endcaps for Tslots</text:p>
          </table:table-cell>
          <table:table-cell table:style-name="ce17"/>
          <table:table-cell table:style-name="ce5" table:number-columns-repeated="3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ce17"/>
          <table:table-cell table:style-name="ce5" table:number-columns-repeated="3"/>
          <table:table-cell/>
        </table:table-row>
        <table:table-row table:style-name="ro1">
          <table:table-cell table:style-name="ce6"/>
          <table:table-cell table:style-name="ce5" table:number-columns-repeated="3"/>
          <table:table-cell table:style-name="ce15"/>
          <table:table-cell table:style-name="ce17" table:number-columns-repeated="2"/>
          <table:table-cell table:style-name="ce5" table:number-columns-repeated="3"/>
          <table:table-cell/>
        </table:table-row>
        <table:table-row table:style-name="ro1">
          <table:table-cell table:style-name="ce6" office:value-type="string" calcext:value-type="string">
            <text:p>Put M6nutplates for Spool- and Display-Holder in top Tslot and install all endcaps</text:p>
          </table:table-cell>
          <table:table-cell table:style-name="ce5" table:number-columns-repeated="3"/>
          <table:table-cell table:style-name="ce15"/>
          <table:table-cell table:style-name="ce17" table:number-columns-repeated="2"/>
          <table:table-cell table:style-name="ce5" table:number-columns-repeated="3"/>
          <table:table-cell/>
        </table:table-row>
        <table:table-row table:style-name="ro1">
          <table:table-cell table:style-name="ce6"/>
          <table:table-cell table:style-name="ce5" table:number-columns-repeated="3"/>
          <table:table-cell table:style-name="ce15"/>
          <table:table-cell table:style-name="ce17" table:number-columns-repeated="2"/>
          <table:table-cell table:style-name="ce5" table:number-columns-repeated="3"/>
          <table:table-cell/>
        </table:table-row>
        <table:table-row table:style-name="ro1">
          <table:table-cell table:style-name="ce6" office:value-type="string" calcext:value-type="string">
            <text:p>Mount LCD- and extruder-cables with cabelbinder</text:p>
          </table:table-cell>
          <table:table-cell table:style-name="ce5" table:number-columns-repeated="3"/>
          <table:table-cell table:style-name="ce15"/>
          <table:table-cell table:style-name="ce17" table:number-columns-repeated="2"/>
          <table:table-cell table:style-name="ce5" table:number-columns-repeated="3"/>
          <table:table-cell/>
        </table:table-row>
        <table:table-row table:style-name="ro1">
          <table:table-cell table:style-name="ce6"/>
          <table:table-cell table:style-name="ce5" table:number-columns-repeated="3"/>
          <table:table-cell table:style-name="ce15"/>
          <table:table-cell table:style-name="ce17" table:number-columns-repeated="2"/>
          <table:table-cell table:style-name="ce5" table:number-columns-repeated="3"/>
          <table:table-cell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17" table:number-columns-repeated="2"/>
          <table:table-cell table:style-name="ce5" table:number-columns-repeated="3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ce17"/>
          <table:table-cell table:style-name="ce5" table:number-columns-repeated="3"/>
          <table:table-cell/>
        </table:table-row>
        <table:table-row table:style-name="ro1">
          <table:table-cell table:style-name="ce6" office:value-type="string" calcext:value-type="string">
            <text:p>close electronics-box cover</text:p>
          </table:table-cell>
          <table:table-cell table:number-columns-repeated="3"/>
          <table:table-cell table:style-name="Default"/>
          <table:table-cell/>
          <table:table-cell table:style-name="ce17"/>
          <table:table-cell table:style-name="ce5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7"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ews for electronics-cover</text:p>
          </table:table-cell>
          <table:table-cell table:style-name="ce17"/>
          <table:table-cell table:style-name="ce5" table:number-columns-repeated="3"/>
          <table:table-cell/>
        </table:table-row>
        <table:table-row table:style-name="ro1">
          <table:table-cell table:style-name="ce6" office:value-type="string" calcext:value-type="string">
            <text:p>electronics-cover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housing for mainboard</text:p>
          </table:table-cell>
          <table:table-cell table:style-name="ce17"/>
          <table:table-cell table:style-name="ce5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7"/>
          <table:table-cell table:style-name="ce5" table:number-columns-repeated="3"/>
          <table:table-cell/>
        </table:table-row>
        <table:table-row table:style-name="ro1">
          <table:table-cell table:style-name="ce6"/>
          <table:table-cell table:style-name="ce1" table:number-columns-repeated="3"/>
          <table:table-cell table:style-name="ce16"/>
          <table:table-cell table:style-name="ce1"/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/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table:style-name="ce6"/>
          <table:table-cell table:style-name="ce5" table:number-columns-repeated="3"/>
          <table:table-cell table:style-name="ce15"/>
          <table:table-cell table:style-name="ce5"/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table:style-name="ce6" office:value-type="string" calcext:value-type="string">
            <text:p>connect all cables into electronics-box</text:p>
          </table:table-cell>
          <table:table-cell table:style-name="ce5" table:number-columns-repeated="3"/>
          <table:table-cell table:style-name="ce15"/>
          <table:table-cell table:style-name="ce5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2">
          <table:table-cell table:style-name="ce6"/>
          <table:table-cell table:style-name="ce5" table:number-columns-repeated="3"/>
          <table:table-cell table:style-name="ce15"/>
          <table:table-cell table:style-name="ce5"/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table:style-name="ce7" office:value-type="string" calcext:value-type="string">
            <text:p>Display-cables</text:p>
          </table:table-cell>
          <table:table-cell table:number-columns-repeated="3"/>
          <table:table-cell table:style-name="Default"/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table:style-name="ce6" office:value-type="string" calcext:value-type="string">
            <text:p>display-10pol</text:p>
          </table:table-cell>
          <table:table-cell table:style-name="ce5" table:number-columns-repeated="3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Pfostensteckerkabel f. LCD-Display</text:p>
          </table:table-cell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table:style-name="ce7" office:value-type="string" calcext:value-type="string">
            <text:p>Z-cables</text:p>
          </table:table-cell>
          <table:table-cell table:number-columns-repeated="3"/>
          <table:table-cell table:style-name="Default"/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table:style-name="ce6" office:value-type="string" calcext:value-type="string">
            <text:p>z-motor-4pol</text:p>
          </table:table-cell>
          <table:table-cell table:style-name="ce5" table:number-columns-repeated="3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cable for Z1 and Z2 stepper motor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>
            <text:p>z-switch-2pol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cable for Z-switch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ce6"/>
          <table:table-cell table:style-name="ce5" table:number-columns-repeated="3"/>
          <table:table-cell table:style-name="ce15"/>
          <table:table-cell table:style-name="ce5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X-cable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6" office:value-type="string" calcext:value-type="string">
            <text:p>x-motor-4pol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cable for X stepper motor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x-switch-2pol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cable for X-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se for collecting/binding cables, 48 cm</text:p>
          </table:table-cell>
          <table:table-cell table:number-columns-repeated="5"/>
        </table:table-row>
        <table:table-row table:style-name="ro1" table:number-rows-repeated="2">
          <table:table-cell table:style-name="ce8"/>
          <table:table-cell table:number-columns-repeated="10"/>
        </table:table-row>
        <table:table-row table:style-name="ro1">
          <table:table-cell table:style-name="ce7" office:value-type="string" calcext:value-type="string">
            <text:p>Extruder-cables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fan-ca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Fan1 and Fan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extruder stepper mo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thermistor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temp-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nozzle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heater cart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ose for collecting/binding cables, 75 and 90 cm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style-name="ce8"/>
          <table:table-cell table:number-columns-repeated="10"/>
        </table:table-row>
        <table:table-row table:style-name="ro1">
          <table:table-cell table:style-name="ce7" office:value-type="string" calcext:value-type="string">
            <text:p>Heatbed-cables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h-6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h-power and h-temp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se for collecting/binding cables, 64 cm</text:p>
          </table:table-cell>
          <table:table-cell table:number-columns-repeated="5"/>
        </table:table-row>
        <table:table-row table:style-name="ro1" table:number-rows-repeated="3">
          <table:table-cell table:style-name="ce8"/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8" office:value-type="string" calcext:value-type="string">
            <text:p>Mount Extruder</text:p>
          </table:table-cell>
          <table:table-cell table:number-columns-repeated="10"/>
        </table:table-row>
        <table:table-row table:style-name="ro1">
          <table:table-cell table:style-name="ce8"/>
          <table:table-cell table:number-columns-repeated="10"/>
        </table:table-row>
        <table:table-row table:style-name="ro1">
          <table:table-cell table:style-name="ce8" office:value-type="string" calcext:value-type="string">
            <text:p>M4n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or extruder mounting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M4x12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extruder mounting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M4x3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extruder mounting</text:p>
          </table:table-cell>
          <table:table-cell table:number-columns-repeated="5"/>
        </table:table-row>
        <table:table-row table:style-name="ro1" table:number-rows-repeated="10">
          <table:table-cell table:style-name="ce8"/>
          <table:table-cell table:number-columns-repeated="10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unt powersuppl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nnect Powersuppl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s24V15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24V 15 A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c-plugswitc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inswitch and Main-AC-Power-Plug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ps-cabl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-mainboard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to mainbo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se for collecting/binding cables, 20 cm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style-name="ce7" office:value-type="string" calcext:value-type="string">
            <text:p>Y-cables</text:p>
          </table:table-cell>
          <table:table-cell table:number-columns-repeated="3"/>
          <table:table-cell table:style-name="Default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>
            <text:p>y-motor-4pol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cable for X stepper motor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>
            <text:p>y-switch-2pol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cable for X-switch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Mount Switches</text:p>
          </table:table-cell>
          <table:table-cell table:number-columns-repeated="3"/>
          <table:table-cell table:style-name="Default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limitswitch-2po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mple limitswitches for x, y, z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z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z-limitswitch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m4x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crews for mount z-switchholder to tslot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>
            <text:p>hammermutter-m4</text:p>
          </table:table-cell>
          <table:table-cell table:style-name="ce5" table:number-columns-repeated="3"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hammer-nut for m4x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m2x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crews for mout limitswitch to holder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number-columns-repeated="8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y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y-limitswitch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unt mainboar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anetboard1.7</text:p>
          </table:table-cell>
          <table:table-cell table:style-name="ce5" table:number-columns-repeated="3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mainboard, 24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untplate for mainbo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6</text:p>
          </table:table-cell>
          <table:table-cell table:style-name="ce5" table:number-columns-repeated="3"/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screws for electronics-holder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hammermutter-m4</text:p>
          </table:table-cell>
          <table:table-cell table:style-name="ce5" table:number-columns-repeated="3"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hammer-nut for m4x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6c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mainboard on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abilizes frame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unt Powersupply-hold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owersupll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powersupply (modifiziert)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c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abilizes frame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lose z-axi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-floating-bear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top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locks z-shaft top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unt z-top-hold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ngl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z-top-holder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5"/>
        </table:table-row>
        <table:table-row table:style-name="ro1" table:number-rows-repeated="10">
          <table:table-cell table:number-columns-repeated="10"/>
          <table:table-cell table:style-name="ce5"/>
        </table:table-row>
        <table:table-row table:style-name="ro1">
          <table:table-cell office:value-type="string" calcext:value-type="string">
            <text:p>mount x-axis</text:p>
          </table:table-cell>
          <table:table-cell table:number-columns-repeated="9"/>
          <table:table-cell table:style-name="ce5"/>
        </table:table-row>
        <table:table-row table:style-name="ro1">
          <table:table-cell table:number-columns-repeated="10"/>
          <table:table-cell table:style-name="ce5"/>
        </table:table-row>
        <table:table-row table:style-name="ro1">
          <table:table-cell office:value-type="string" calcext:value-type="string">
            <text:p>Shaft8x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shaft for lm8uu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thread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ganze_x_achse_qu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ss noch ausgearbeitet werden</text:p>
          </table:table-cell>
          <table:table-cell table:number-columns-repeated="4"/>
          <table:table-cell table:style-name="ce5"/>
        </table:table-row>
        <table:table-row table:style-name="ro1" table:number-rows-repeated="8">
          <table:table-cell table:number-columns-repeated="10"/>
          <table:table-cell table:style-name="ce5"/>
        </table:table-row>
        <table:table-row table:style-name="ro1">
          <table:table-cell office:value-type="string" calcext:value-type="string">
            <text:p>mount z-stepper</text:p>
          </table:table-cell>
          <table:table-cell table:number-columns-repeated="9"/>
          <table:table-cell table:style-name="ce5"/>
        </table:table-row>
        <table:table-row table:style-name="ro1">
          <table:table-cell table:number-columns-repeated="10"/>
          <table:table-cell table:style-name="ce5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stepper-motors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z-bottom-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eft z-bottom-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bottom-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ight z-bottom-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-5-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uples stepper 5 with thread 8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z-distanc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z-fram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z-frame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nect tslots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ssemble z-fram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z-frame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nect tslots</text:p>
          </table:table-cell>
          <table:table-cell table:number-columns-repeated="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Heatbe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atbed300_276_2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300mm with hole-edge-distances 12 and 45.5 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30co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heatb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level-knob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djust heatb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g_8x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stance-spring for heatbed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bedmoun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dmount1d_lef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le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mount1d_righ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right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y-bel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t2-6-bel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-belt, 90cm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ablebinder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ablebinder 1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tensio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mmermutter-m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tensioner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assembly)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Build carriage from flatplat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atplate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arriage parts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Sc8uu-adapter2g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8UU Adap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Sc8uu-Adapter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y-steppermoto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t2-20-6-m5-pulle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ulley, 20 teeth, 5mm, gt2-6-be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pul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 stepper mo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a17holder6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epper holder, 6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stepper to holder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Y-Slider and mount sk8 to frame 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lider ax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older for sha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14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ew for sk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m8uu 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inear bearing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Y-Distanc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ndcap2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endcaps for dist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plate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nect distancer to frame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machine-fee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oot-35x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chine-foot, h 24 dia 35 depth 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-38x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achine-foot, h 25 dia 38 depth 12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connecto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nects tslot40con16.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tensioner-framepar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ndcap for tslot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tslot4 to frame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ra-connector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frame corners</text:p>
          </table:table-cell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ssemble Base-Fram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6nutplate preparation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-vorne , ausse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-hinten, ausse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 ausse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ausse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-vorne, inne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-hinten, inne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, inne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inne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, top, link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, top, rechte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top, link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top, rechte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, bottom, rech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bottom, link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7" office:value-type="string" calcext:value-type="string">
            <text:p>X-Achse</text:p>
          </table:table-cell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Bel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t2-6-bel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-belt, 10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binder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ablebinder 10cm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extruder Adapter on carriag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truder_adap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truder adapter to mount on mgn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8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adapter on mgn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ole for belt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mgn12-rail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gn12h-rail-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il, mgn12, 400 m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n12h-blo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lock, mgn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8cy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rail on 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mermutter_m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unt idl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f_idl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idler, z-carriage-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ive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trapezoidal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inear bea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complete)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stepper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f_stepperm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stepper, z-carriage-le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ive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trapezoidal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inear bea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2-20-6-m5-pulle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ulley, 20 teeth, 5mm, gt2-6-be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pul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 stepper moto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4">00.00.0000</text:date>, <text:time style:data-style-name="N2" text:time-value="21:52:34.6838487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5-04T22:29:09.553377855</dc:date>
    <dc:creator>os </dc:creator>
    <meta:editing-duration>P5DT5H47M16S</meta:editing-duration>
    <meta:editing-cycles>436</meta:editing-cycles>
    <meta:generator>LibreOffice/5.2.7.2$Linux_X86_64 LibreOffice_project/20m0$Build-2</meta:generator>
    <meta:document-statistic meta:table-count="1" meta:cell-count="649" meta:object-count="0"/>
  </office:meta>
</office:document-meta>
</file>